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3514d" officeooo:paragraph-rsid="0013514d"/>
    </style:style>
    <style:style style:name="P2" style:family="paragraph" style:parent-style-name="Standard">
      <style:paragraph-properties fo:line-height="150%" fo:text-align="justify" style:justify-single-word="false"/>
      <style:text-properties officeooo:rsid="0014b284" officeooo:paragraph-rsid="0014b284"/>
    </style:style>
    <style:style style:name="P3" style:family="paragraph" style:parent-style-name="Standard">
      <style:paragraph-properties fo:line-height="150%" fo:text-align="justify" style:justify-single-word="false"/>
      <style:text-properties officeooo:rsid="0016679e" officeooo:paragraph-rsid="0016679e"/>
    </style:style>
    <style:style style:name="P4" style:family="paragraph" style:parent-style-name="Standard">
      <style:paragraph-properties fo:line-height="150%" fo:text-align="justify" style:justify-single-word="false"/>
      <style:text-properties fo:font-style="normal" style:font-style-asian="normal" style:font-style-complex="normal"/>
    </style:style>
    <style:style style:name="P5" style:family="paragraph" style:parent-style-name="Standard">
      <style:paragraph-properties fo:line-height="150%" fo:text-align="justify" style:justify-single-word="false"/>
      <style:text-properties fo:font-style="normal" officeooo:rsid="001d4927" officeooo:paragraph-rsid="002161b5" style:font-style-asian="normal" style:font-style-complex="normal"/>
    </style:style>
    <style:style style:name="P6" style:family="paragraph" style:parent-style-name="Standard">
      <style:paragraph-properties fo:line-height="150%" fo:text-align="justify" style:justify-single-word="false"/>
      <style:text-properties fo:font-style="italic" style:font-style-asian="italic" style:font-style-complex="italic"/>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officeooo:paragraph-rsid="001848cc"/>
    </style:style>
    <style:style style:name="P9" style:family="paragraph" style:parent-style-name="Standard">
      <style:paragraph-properties fo:line-height="150%" fo:text-align="justify" style:justify-single-word="false"/>
      <style:text-properties officeooo:paragraph-rsid="001a32c0"/>
    </style:style>
    <style:style style:name="P10" style:family="paragraph" style:parent-style-name="Standard">
      <style:paragraph-properties fo:line-height="150%" fo:text-align="justify" style:justify-single-word="false"/>
      <style:text-properties officeooo:paragraph-rsid="001a7ca6"/>
    </style:style>
    <style:style style:name="P11" style:family="paragraph" style:parent-style-name="Standard">
      <style:paragraph-properties fo:line-height="150%" fo:text-align="justify" style:justify-single-word="false"/>
      <style:text-properties officeooo:paragraph-rsid="0014b284"/>
    </style:style>
    <style:style style:name="P12" style:family="paragraph" style:parent-style-name="Standard">
      <style:paragraph-properties fo:line-height="150%" fo:text-align="justify" style:justify-single-word="false"/>
      <style:text-properties officeooo:paragraph-rsid="001dc1f6"/>
    </style:style>
    <style:style style:name="P13" style:family="paragraph" style:parent-style-name="Standard">
      <style:paragraph-properties fo:line-height="150%" fo:text-align="justify" style:justify-single-word="false"/>
      <style:text-properties officeooo:paragraph-rsid="002161b5"/>
    </style:style>
    <style:style style:name="P14" style:family="paragraph" style:parent-style-name="Standard">
      <style:paragraph-properties fo:line-height="150%" fo:text-align="justify" style:justify-single-word="false"/>
      <style:text-properties officeooo:rsid="001d4927" officeooo:paragraph-rsid="001d4927"/>
    </style:style>
    <style:style style:name="P15" style:family="paragraph" style:parent-style-name="Standard">
      <style:paragraph-properties fo:line-height="150%" fo:text-align="justify" style:justify-single-word="false"/>
      <style:text-properties fo:font-weight="bold" officeooo:rsid="001dc1f6" officeooo:paragraph-rsid="001dc1f6" style:font-weight-asian="bold" style:font-weight-complex="bold"/>
    </style:style>
    <style:style style:name="P16" style:family="paragraph" style:parent-style-name="Standard">
      <style:paragraph-properties fo:line-height="150%" fo:text-align="justify" style:justify-single-word="false"/>
      <style:text-properties fo:font-weight="bold" officeooo:rsid="001fbf20" officeooo:paragraph-rsid="001fbf20" style:font-weight-asian="bold" style:font-weight-complex="bold"/>
    </style:style>
    <style:style style:name="P17" style:family="paragraph" style:parent-style-name="Standard">
      <style:paragraph-properties fo:line-height="150%" fo:text-align="justify" style:justify-single-word="false"/>
      <style:text-properties fo:font-weight="bold" officeooo:rsid="00214f54" officeooo:paragraph-rsid="00214f54" style:font-weight-asian="bold" style:font-weight-complex="bold"/>
    </style:style>
    <style:style style:name="P18" style:family="paragraph" style:parent-style-name="Standard">
      <style:paragraph-properties fo:line-height="150%" fo:text-align="justify" style:justify-single-word="false"/>
      <style:text-properties fo:font-weight="bold" officeooo:rsid="002161b5" officeooo:paragraph-rsid="002161b5"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42aa3" style:font-style-asian="italic" style:font-style-complex="italic"/>
    </style:style>
    <style:style style:name="T3" style:family="text">
      <style:text-properties officeooo:rsid="0014b284"/>
    </style:style>
    <style:style style:name="T4" style:family="text">
      <style:text-properties officeooo:rsid="00155168"/>
    </style:style>
    <style:style style:name="T5" style:family="text">
      <style:text-properties officeooo:rsid="0017311b"/>
    </style:style>
    <style:style style:name="T6" style:family="text">
      <style:text-properties officeooo:rsid="001848cc"/>
    </style:style>
    <style:style style:name="T7" style:family="text">
      <style:text-properties officeooo:rsid="001a32c0"/>
    </style:style>
    <style:style style:name="T8" style:family="text">
      <style:text-properties officeooo:rsid="001a7ca6"/>
    </style:style>
    <style:style style:name="T9" style:family="text">
      <style:text-properties officeooo:rsid="001c6f0b"/>
    </style:style>
    <style:style style:name="T10" style:family="text">
      <style:text-properties officeooo:rsid="001d4927"/>
    </style:style>
    <style:style style:name="T11" style:family="text">
      <style:text-properties fo:font-style="normal" style:font-style-asian="normal" style:font-style-complex="normal"/>
    </style:style>
    <style:style style:name="T12" style:family="text">
      <style:text-properties fo:font-style="normal" officeooo:rsid="001c6f0b" style:font-style-asian="normal" style:font-style-complex="normal"/>
    </style:style>
    <style:style style:name="T13" style:family="text">
      <style:text-properties fo:font-style="normal" officeooo:rsid="001d4927" style:font-style-asian="normal" style:font-style-complex="normal"/>
    </style:style>
    <style:style style:name="T14" style:family="text">
      <style:text-properties fo:font-style="normal" officeooo:rsid="002161b5" style:font-style-asian="normal" style:font-style-complex="normal"/>
    </style:style>
    <style:style style:name="T15" style:family="text">
      <style:text-properties officeooo:rsid="001dc1f6"/>
    </style:style>
    <style:style style:name="T16" style:family="text">
      <style:text-properties officeooo:rsid="001fbf20"/>
    </style:style>
    <style:style style:name="T17" style:family="text">
      <style:text-properties officeooo:rsid="00214f54"/>
    </style:style>
    <style:style style:name="T18" style:family="text">
      <style:text-properties fo:font-weight="bold" style:font-weight-asian="bold" style:font-weight-complex="bold"/>
    </style:style>
    <style:style style:name="T19" style:family="text">
      <style:text-properties officeooo:rsid="0023ebed"/>
    </style:style>
    <style:style style:name="T20" style:family="text">
      <style:text-properties officeooo:rsid="00242aa3"/>
    </style:style>
    <style:style style:name="T21" style:family="text">
      <style:text-properties officeooo:rsid="0024e5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oteiro para Seminário de Informática e Sociedade – <text:span text:style-name="T19">Marlon Duarte</text:span></text:p>
      <text:p text:style-name="P14"/>
      <text:p text:style-name="P15">PRIMEIRO</text:p>
      <text:p text:style-name="P1"><text:tab/>Facebook é uma mídia social e rede social <text:span text:style-name="T15">americana </text:span>criada em 4 de fevereiro de 2004 pertencente ao grupo financeiro Facebook Inc.. É a maior rede social virtual do mundo atualmente de forma que aos 27 de julho de 2016 já possuía 2 bilhões de usuários ativos. <text:span text:style-name="T10">A </text:span>Facebook Inc. <text:span text:style-name="T1">(Inc. significa incorporated. </text:span><text:span text:style-name="T2">Nada mais é que um e</text:span><text:span text:style-name="T1">mpresa que se encontra juridicamente desligada das pessoas que a constituem) </text:span>é <text:span text:style-name="T10">atualmente dona da redes que dominam </text:span><text:span text:style-name="T20">a maior fatia de mercado neste setor </text:span><text:span text:style-name="T10">aqui no Brasil. O</text:span> WhatsApp, é também pertencente ao grupo Facebook <text:span text:style-name="T3">sendo primeiro pertencente à empresa de mesmo nome WhatsApp criado pelos desenvolvedores do Yahoo e em 17 de fevereiro de 2014 passou a ser da Facebook</text:span>. É um aplicativo multiplataforma de comunicação por mensagens de texto, voz, chamadas de vídeo e áudio, além de permitir compartilhamento de diversos arquivos. <text:span text:style-name="T3">Também pertence ao mesmo grupo financeiro o 5º colocado desta lista, o Instagram. Est</text:span><text:span text:style-name="T20">a</text:span><text:span text:style-name="T3"> é também uma rede de compartilhamento de fotos, vídeos e mensagens de áudio privadas, que foi criada em 6 de outubro de 2010 e em abril de 2012 foi também comprada pela Facebook.</text:span></text:p>
      <text:p text:style-name="P11"><text:span text:style-name="T3"><text:tab/>Em 2º encontra-se outra americana, a Google Inc. </text:span><text:span text:style-name="T15">porém </text:span><text:span text:style-name="T20">com </text:span><text:span text:style-name="T15">apenas</text:span><text:span text:style-name="T3"> um de seus produtos, o YouTube. Este é um serviço de compartilhamento de vídeos com inúmeros recursos rentáveis aos criadores de conteúdo, como são chamados seus usuários mais ativos. Foi criada por funcionário</text:span><text:span text:style-name="T15">s</text:span><text:span text:style-name="T3"> da PayPal em fevereiro de 2005, e comprada pela Google em novembro de 2006. Em 4º está a única não americana da lista, a chinesa WeChat </text:span><text:span text:style-name="T4">que é um aplicativo multiplataforma de mensagens tal qual WhatsApp. Foi criado em janeiro de 2011 e desde 2016 já possuía mais de 1 bilhão de usuários no mundo. A WeChat, assim como a TikTok, representam, pela primeira vez, uma ameaça à soberania americana na produção de mídias sociais e essa realidade tem deixado o alto empresariado americano preocupado de tal ordem que </text:span><text:span text:style-name="T20">no mandato passado </text:span><text:span text:style-name="T4">o presidente Donald Trump, iniciou uma cruzada contra todos os produtos chineses independente de sua qualidade ou utilidade como é o caso da tecnologia 5G por envolver a Huawei, grande fabricante chinesa detentora de 3.147 patentes essenciais à tecnologia 5G.</text:span></text:p>
      <text:p text:style-name="P2"/>
      <text:p text:style-name="P15">SEGUNDO</text:p>
      <text:p text:style-name="P3">O Brasil tem números surpreendentes em muitos quesitos, <text:span text:style-name="T20">p</text:span>rincipalmente nos piores quesitos. São mais de 210 milhões de habitantes sendo 11,3 milhões de analfabetos em que 6,8% da população não consegue sequer ler um texto simples ou escrever uma mensagem compreensível. Ficando assim, com esses números, atrás de países como Tailândia, Colômbia, Vietnã dentre muitos outros. 13 milhões desses habitantes vivem com menos de R$ 145,00 reais por MÊS. Imagine: “Essas <text:soft-page-break/>pessoas têm que decidir se pagam aluguel, se comem ou se compram alguma roupa.” Ainda há quem diga que os mendigos estão nas ruas por serem preguiçosos. <text:span text:style-name="T5">No entanto, quando dividimos todo o lucro que o Brasil arrecad</text:span><text:span text:style-name="T15">a</text:span><text:span text:style-name="T5"> e dividimos por habitante, o chamado renda per capita, chegamos a cifra de $ 9,821.41 dólares por habitante. Em reais são, </text:span><text:span text:style-name="T21">aproximadamente,</text:span><text:span text:style-name="T5"> R$ 5</text:span><text:span text:style-name="T21">5,000.00</text:span><text:span text:style-name="T5"> por habitantes com base na cotação do dólar em </text:span><text:span text:style-name="T21">26</text:span><text:span text:style-name="T5">/0</text:span><text:span text:style-name="T21">3</text:span><text:span text:style-name="T5">/202</text:span><text:span text:style-name="T21">1</text:span><text:span text:style-name="T5">.</text:span></text:p>
      <text:p text:style-name="P3"/>
      <text:p text:style-name="P15">TERCEIRO</text:p>
      <text:p text:style-name="P12"><text:span text:style-name="T15">As tecnologias atuais buscam facilitar cada vez mais a utilização, bem como a mobilidade deixando as pessoas cada vez mais conectadas. O Brasil c</text:span><text:span text:style-name="T5">om 210 milhões de habitantes </text:span><text:span text:style-name="T15">possuía </text:span><text:span text:style-name="T5">228,64 milhões de redes móveis ativas ainda em maio de 2019. Mesmo uma população </text:span><text:span text:style-name="T21">pobre,</text:span><text:span text:style-name="T5"> que possu</text:span><text:span text:style-name="T21">a</text:span><text:span text:style-name="T5"> uma renda </text:span><text:span text:style-name="T21">semelhante ou um pouco</text:span><text:span text:style-name="T5"> maio</text:span><text:span text:style-name="T15">r</text:span><text:span text:style-name="T5"> à citada anteriormente, se esforça para conseguir acesso a um celular e uma rede móvel para ligações ou para </text:span><text:span text:style-name="T6">acesso à internet</text:span><text:span text:style-name="T5"> </text:span><text:span text:style-name="T15">de forma a </text:span><text:span text:style-name="T5">se manter conectada, </text:span><text:span text:style-name="T21">sobretudo no período por que passamos frente a catástrofe da pandemia</text:span><text:span text:style-name="T5">. </text:span></text:p>
      <text:p text:style-name="P8"/>
      <text:p text:style-name="P16">QUARTO</text:p>
      <text:p text:style-name="P12"><text:span text:style-name="T6">A</text:span> rede <text:span text:style-name="T6">de celulares com acesso à internet permite a conexão</text:span> <text:span text:style-name="T6">d</text:span>os internautas de todo o planeta em um constante intercâmbio de informações. <text:span text:style-name="T6">Desta forma</text:span> o indivíduo está cada vez mais conectado com outros, em qualquer parte do planeta. Tecnologias móveis como o celular facilitam a <text:span text:style-name="T6">c</text:span>omunicação, permitindo ao usuário estar continuamente conectado por meio de várias redes e aplicativos. <text:span text:style-name="T6">Há também a redução da percepção de maturidade social, quando conectamos um massivo número de adolescentes com um representativo número de adultos novatos na rede. Estes adultos, de certa forma, precisam se adequar ao modo de ser dos adolescentes e estes por sua vez precisam modificar seu diálogo de forma a atrair os adultos para o seu ambiente social. </text:span>Esse conceito pode ajudar a explicar como a dinâmica social resultante do uso massivo de telefonia celular criou uma mudança de paradigma na natureza das interações humanas. </text:p>
      <text:p text:style-name="P12"/>
      <text:p text:style-name="P16">QUINTO</text:p>
      <text:p text:style-name="P12"><text:span text:style-name="T6">Há também que se comentar a mudança de referencial territorial, quando há uma redução nessa percepção, as pessoas não conseguem distinguir de onde são e o que as tornam membros de uma determinada sociedade “geográfica”. Como exemplo, podemos citar um nordestino que chama seu conterrâneo de “paraíba” ou “</text:span><text:span text:style-name="T19">pau de arara</text:span><text:span text:style-name="T6">”, por estarem em contato contínuo com pessoas de outras regiões e não mais se identificarem com sua própria cultura geográfica, para me referir a localização física. Daí surge alguns conceitos como “Sociedade Mundial” onde não existe mais o conceito de nação e sim a construção de grupos unidos em torno de uma ideia, separados fisicamente. </text:span><text:span text:style-name="T16">Mas esta </text:span><text:soft-page-break/><text:span text:style-name="T16">aproximação se dá de forma subversiva pois as classes mais baixas estarão sempre submissas as superiores.</text:span></text:p>
      <text:p text:style-name="P7"/>
      <text:p text:style-name="P16">SEXTO</text:p>
      <text:p text:style-name="P9"><text:span text:style-name="T6">Ainda nos deparamos com a redução ou aniquilação da transmissão cultural de forma oral realizada por membros veteranos de uma determinada sociedade. A informatização das relações reduz o peso da mnemônica nas relações humanas de forma a tornar as pessoas menos afetas aos seus pares no ambiente comunitário, o que reduz a noção de pertencimento e luta de interesses. </text:span><text:span text:style-name="T7">Pela informatização, as informações são trabalhadas de forma direta sem o intercâmbio físico oral, o que </text:span><text:span text:style-name="T16">leva</text:span><text:span text:style-name="T7"> à redução dos questionamentos e, por consequência a </text:span><text:span text:style-name="T16">des</text:span><text:span text:style-name="T7">construção d</text:span><text:span text:style-name="T16">o</text:span><text:span text:style-name="T7"> conceito comunitário, passando a ser adotado o conceito unitário visto que somente uma pessoa opina enquanto as outras absorvem sem interrupções sem desvio do raciocínio. Não obstante, todos são copartícipes da construção de um determinado conhecimento </text:span><text:span text:style-name="T16">quando publicam desregradamente suas opiniões</text:span><text:span text:style-name="T7">, o que ocasiona, </text:span><text:span text:style-name="T16">em primeiro momento</text:span><text:span text:style-name="T7"> uma “poluição” de informações que gera perturbações e contribui para que se adotem representantes de uma cultura, e este passa a ser soberano no plano das ideias. Todavia, temos de ser claros em observar que os algoritmos das redes, são determinados e delimitados por grandes conglomerados empresariais que submetem os parâmetros das redes aos seus interesses corporativistas.</text:span></text:p>
      <text:p text:style-name="P7"/>
      <text:p text:style-name="P16">SÉTIMO</text:p>
      <text:p text:style-name="P7"><text:span text:style-name="T7">Colocando o mundo </text:span>virtual <text:span text:style-name="T7">como uma interface </text:span>do “mundo real”, <text:span text:style-name="T7">se a internet for um meio de se propagar discursos pessoais que representem ou não um determinado grupo</text:span>, é necessária a proteção dos direitos fundamentais e humanos em seu ambiente. É <text:span text:style-name="T7">necessário realizar bloqueios quando algumas pessoas usam o destaque e as liberdades da internet para propagar e incentivar discursos de ódio a determinados grupos ou a pessoas em particular. O que torna a rede um ambiente jurídico tal qual as ruas, aproximando cada vez mais a sociedade física da sociedade virtual. </text:span><text:span text:style-name="T8">E vale destacar, no âmbito do direito, a necessidade de criação de uma política jurídica que seja capaz de regrar o uso das redes e da liberdade de expressão, de forma a promover as redes a um ambiente livre porém lícito.</text:span></text:p>
      <text:p text:style-name="P9"><text:s/></text:p>
      <text:p text:style-name="P17">OITAVO</text:p>
      <text:p text:style-name="P10"><text:span text:style-name="T8">Há muito se fala em inclusão digital </text:span><text:span text:style-name="T17">o Brasil</text:span><text:span text:style-name="T8">. </text:span><text:span text:style-name="T17">P</text:span><text:span text:style-name="T8">or volta de 2004, </text:span><text:span text:style-name="T17">o país </text:span><text:span text:style-name="T8">entrou em um projeto de favorecimento tecnológico às camadas mais baixas da sociedade do ponto de vista econômico. Mas não basta prover acesso á internet aos cidadãos de baixa renda, é necessário um amplo programa de qualificação cognitiva que permita ao novo usuário das redes distinguir entre o factual e o fictício </text:span><text:soft-page-break/><text:span text:style-name="T8">além de que este seja capaz de contextualizar as informações obtidas nas redes. Torna-se obrigatório o letramento informacional para que as pessoas tenham um uso produtivo das redes e sejam capazes de formular críticas às informações que recebem ou transmitem pelas redes. Este letramento não esta reduzido aos conceitos técnicos informacionais somente, ele deve abranger </text:span><text:span text:style-name="T9">os campos culturais, religiosos, psíquicos, econômicos, etc. Assim essa formação para o uso das redes exige algumas habilidades como análise e avaliação de fontes de informação, articulação de narrativas hipermidiáticas e interativas em chats, mensageiros, fóruns, etc. De forma que se possa exprimir suas ideias no ambiente adequado e com alguma conexão com a realidade.</text:span></text:p>
      <text:p text:style-name="P10"/>
      <text:p text:style-name="P18">DÉCIMO</text:p>
      <text:p text:style-name="P13"><text:span text:style-name="T9">A internet proporciona um ambiente rico esteticamente e de fácil assimilação de funcionalidades de forma que uma pessoa, mesmo que não tenha completo domínio da leitura seja capaz de realizar alguma ação em um </text:span><text:span text:style-name="T17">web site</text:span><text:span text:style-name="T9"> ou até mesmo em uma rede social </text:span><text:span text:style-name="T17">repleta de elementos</text:span><text:span text:style-name="T9">. É possível que muitas pessoas que não possui domínio da leitura e escrita se “encante” por um site de notícias não pela qualidade d</text:span><text:span text:style-name="T19">e</text:span><text:span text:style-name="T9"> sua</text:span><text:span text:style-name="T19">s</text:span><text:span text:style-name="T9"> análises dos fatos, mas pelas imagens que este dispõe na tela do usuário, manipulando então a cPode ser ompreensão da realidade pelo usuário. </text:span><text:span text:style-name="T12">Pesquisas apontam que q</text:span><text:span text:style-name="T11">uanto maior o grau de escolarização formal, maior o potencial de desenvolvimento humano. </text:span><text:span text:style-name="T12">O fato de mais pessoas terem acesso à internet não significa que o conhecimento está chegando a mais pessoas, </text:span><text:span text:style-name="T14">tanto </text:span><text:span text:style-name="T12">pelos e</text:span><text:span text:style-name="T11">xemplo</text:span><text:span text:style-name="T12">s</text:span><text:span text:style-name="T11"> </text:span><text:span text:style-name="T12">citados </text:span><text:span text:style-name="T14">a</text:span><text:span text:style-name="T12">nteriormente </text:span><text:span text:style-name="T14">quanto muitos </text:span><text:span text:style-name="T12">outros </text:span><text:span text:style-name="T14">que não serão apresentados aqui</text:span><text:span text:style-name="T11">. Com o acesso à Internet, o que ocorre é o contato com diferentes fontes de informação e a ampliação das possibilidades de comunicação, através das mídias digitais. Há uma </text:span><text:span text:style-name="T13">notável d</text:span><text:span text:style-name="T11">iferença entre informação e conhecimento, </text:span><text:span text:style-name="T13">e</text:span><text:span text:style-name="T11"> </text:span><text:span text:style-name="T13">a educação voltada ao uso das redes </text:span><text:span text:style-name="T11">é decisiv</text:span><text:span text:style-name="T13">a</text:span><text:span text:style-name="T11"> para a capacidade de transformar a primeira no segundo. </text:span><text:span text:style-name="T13">E assim como os recursos financeiros, o letramento digital esta distribuído de forma muito desigual na nossa sociedade</text:span><text:span text:style-name="T11"> e cruza com outras formas de estratificação social, </text:span><text:span text:style-name="T13">ou seja, a separação entre as classes</text:span><text:span text:style-name="T11">. </text:span></text:p>
      <text:p text:style-name="P5"/>
      <text:p text:style-name="P18"><text:span text:style-name="T13">C</text:span><text:span text:style-name="T11">ONCLUSÃO</text:span></text:p>
      <text:p text:style-name="P13"><text:span text:style-name="T13">A formação das pessoas para o uso das mídias é de extrema importância para a manutenção de um estado minimamente desigual e para a derrubada da manipulação política, econômica, crítica, religiosa e social na rede mundial de computadores. </text:span><text:span text:style-name="T14">Através do uso adequado das mídias sociais, será possível separar o que é útil e o que lhe será desperdício de tempo e de uns milhares de neurônios.</text:span></text:p>
      <text:p text:style-name="P7"/>
      <text:p text:style-name="P7"/>
      <text:p text:style-name="P7"/>
      <text:p text:style-name="P6"><text:soft-page-break/></text:p>
      <text:p text:style-name="P6"/>
      <text:p text:style-name="P4"/>
      <text:p text:style-name="P4"/>
      <text:p text:style-name="P4">BALBONI, Mariana Reis. Por detrás da inclusão digital: Uma reflexão sobre o consumo e a produção de informação em centros públicos de acesso à internet no Brasil. 2007. <text:span text:style-name="T18">Tese de Doutorado</text:span>. Universidade de São Paulo.</text:p>
      <text:p text:style-name="P4">BECKER, Maria Lúcia. Inclusão digital e jornalismo: novos leitores, novas dificuldades e desafios na relação com a notícia e a forma de noticiar. [s.d.] Disponível em &lt;<text:span text:style-name="T18">http://reposcom.portcom.intercom.org.br/bitstream/1904/17331/1/R0787-1.pdf</text:span>&gt; Acesso em 15 de janeiro de 2007.</text:p>
      <text:p text:style-name="P4">GOULART, Guilherme. O Impacto das Novas Tecnologias nos Direitos Humanos e Fundamentais: O Acesso à Internet e a Liberdade de Expressão (The Impact of New Technologies in Human and Fundamental Rights: Internet Access and Freedom of Speech). <text:span text:style-name="T18">Revista Direitos Emergentes na Sociedade Global</text:span>, v. 1, n. 1, p. 145, 2012.</text:p>
      <text:p text:style-name="P4">NAGUMO, Estevon; TELES, Lucio França. O uso do celular por estudantes na escola: motivos e desdobramentos. <text:span text:style-name="T18">Revista brasileira de estudos pedagógicos</text:span>, v. 97, n. 246, p. 356-371, 2016.</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20:05:30.839923892</meta:creation-date>
    <dc:date>2021-03-26T22:17:50.683197187</dc:date>
    <meta:editing-duration>PT43M31S</meta:editing-duration>
    <meta:editing-cycles>4</meta:editing-cycles>
    <meta:generator>LibreOffice/7.1.1.2$Linux_X86_64 LibreOffice_project/fe0b08f4af1bacafe4c7ecc87ce55bb426164676</meta:generator>
    <meta:document-statistic meta:table-count="0" meta:image-count="0" meta:object-count="0" meta:page-count="5" meta:paragraph-count="27" meta:word-count="1832" meta:character-count="11410" meta:non-whitespace-character-count="9597"/>
  </office:meta>
</office:document-meta>
</file>